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014cm" fo:min-width="3.36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faebd7" draw:textarea-horizontal-align="justify" draw:textarea-vertical-align="middle" draw:auto-grow-height="false" fo:min-height="0.472cm" fo:min-width="3.222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-color="#e0ffff" draw:textarea-horizontal-align="justify" draw:textarea-vertical-align="middle" draw:auto-grow-height="false" fo:min-height="0.472cm" fo:min-width="3.222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-color="#faebd7" draw:textarea-horizontal-align="justify" draw:textarea-vertical-align="middle" draw:auto-grow-height="false" fo:min-height="0.42cm" fo:min-width="3.1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fill-color="#e0ffff" draw:textarea-horizontal-align="justify" draw:textarea-vertical-align="middle" draw:auto-grow-height="false" fo:min-height="0.42cm" fo:min-width="3.17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-color="#e0ffff" draw:textarea-horizontal-align="justify" draw:textarea-vertical-align="middle" draw:auto-grow-height="false" fo:min-height="0.602cm" fo:min-width="3.152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-color="#faebd7" draw:textarea-horizontal-align="justify" draw:textarea-vertical-align="middle" draw:auto-grow-height="false" fo:min-height="0.42cm" fo:min-width="6.37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306cm" fo:min-width="1.62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-color="#faebd7" draw:textarea-horizontal-align="justify" draw:textarea-vertical-align="middle" draw:auto-grow-height="false" fo:min-height="0.693cm" fo:min-width="8.141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-color="#faebd7" draw:textarea-horizontal-align="justify" draw:textarea-vertical-align="middle" draw:auto-grow-height="false" fo:min-height="0.693cm" fo:min-width="8.14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962cm" fo:min-width="3.31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e0ffff" draw:textarea-horizontal-align="justify" draw:textarea-vertical-align="middle" draw:auto-grow-height="false" fo:min-height="1.163cm" fo:min-width="6.867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3465a4" draw:marker-start-width="0.279cm" draw:marker-end-width="0.279cm" svg:stroke-opacity="90%" draw:fill-color="#faebd7" draw:textarea-horizontal-align="justify" draw:textarea-vertical-align="middle" draw:auto-grow-height="false" fo:min-height="1.324cm" fo:min-width="7.47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-color="#faebd7" draw:textarea-horizontal-align="justify" draw:textarea-vertical-align="middle" draw:auto-grow-height="false" fo:min-height="0.962cm" fo:min-width="14.31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draw:marker-start-width="0.279cm" draw:marker-end-width="0.279cm" draw:fill-color="#e0ffff" draw:textarea-horizontal-align="justify" draw:textarea-vertical-align="middle" draw:auto-grow-height="false" fo:min-height="0.962cm" fo:min-width="13.912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95cm" fo:min-width="13.7cm"/>
      <style:paragraph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738cm" fo:min-width="22.888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1.556cm" fo:min-width="6.706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1.504cm" fo:min-width="6.654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9400d3" draw:marker-start-width="0.279cm" draw:marker-end-width="0.279cm" draw:fill="none" draw:fill-color="#729fcf" draw:textarea-horizontal-align="justify" draw:textarea-vertical-align="middle" draw:auto-grow-height="false" fo:min-height="1.504cm" fo:min-width="6.654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254cm" fo:min-width="1.764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254cm" fo:min-width="1.71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1.254cm" fo:min-width="1.712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8a2be2" draw:marker-start-width="0.279cm" draw:marker-end-width="0.279cm" draw:fill="none" draw:textarea-horizontal-align="justify" draw:textarea-vertical-align="middle" draw:auto-grow-height="false" fo:min-height="3.308cm" fo:min-width="21.45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67cm" fo:min-width="17.42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722cm" fo:min-width="17.472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  <style:paragraph-properties style:writing-mode="lr-tb"/>
    </style:style>
    <style:style style:name="gr30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3.76cm" fo:min-width="23.01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12.19cm"/>
      <style:paragraph-properties style:writing-mode="lr-tb"/>
    </style:style>
    <style:style style:name="pr7" style:family="presentation" style:parent-style-name="Default-subtitle">
      <style:graphic-properties draw:fill-color="#ffffff" fo:min-height="4.5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aebd7"/>
      <style:paragraph-properties fo:text-align="center" style:writing-mode="lr-tb"/>
    </style:style>
    <style:style style:name="P7" style:family="paragraph">
      <loext:graphic-properties draw:fill-color="#e0ffff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e0ff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loext:graphic-properties draw:fill-color="#faebd7"/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 style:writing-mode="lr-tb"/>
      <style:text-properties style:font-name="Liberation Mono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729fcf"/>
      <style:paragraph-properties fo:text-align="center" style:writing-mode="lr-tb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text-align="center" style:writing-mode="lr-tb"/>
      <style:text-properties style:font-name="Liberation Mono"/>
    </style:style>
    <style:style style:name="P19" style:family="paragraph">
      <loext:graphic-properties draw:fill="none"/>
      <style:paragraph-properties fo:text-align="center" style:writing-mode="lr-tb"/>
      <style:text-properties style:font-name="Liberation Mono"/>
    </style:style>
    <style:style style:name="P20" style:family="paragraph">
      <style:paragraph-properties fo:margin-top="0.5cm" fo:margin-bottom="0cm"/>
    </style:style>
    <style:style style:name="P21" style:family="paragraph">
      <loext:graphic-properties draw:fill="none" draw:fill-color="#ffffff"/>
      <style:paragraph-properties style:writing-mode="lr-tb"/>
      <style:text-properties fo:color="#c9211e" style:font-name="Liberation Mono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color="#0000f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ff" style:font-name="Liberation Mono"/>
    </style:style>
    <style:style style:name="T7" style:family="text">
      <style:text-properties style:font-name="Liberation Mono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c9211e" style:font-name="Liberation Mono" fo:font-size="24pt" style:font-size-asian="24pt" style:font-size-complex="24pt"/>
    </style:style>
    <style:style style:name="T11" style:family="text">
      <style:text-properties style:use-window-font-color="true"/>
    </style:style>
    <style:style style:name="T12" style:family="text">
      <style:text-properties style:font-name="Liberation Mono" fo:font-size="60pt" style:font-size-asian="60pt" style:font-size-complex="60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use-window-font-color="true" style:font-name="Liberation Sans2"/>
    </style:style>
    <style:style style:name="T15" style:family="text">
      <style:text-properties style:use-window-font-color="true" style:font-name="Liberation Sans2" fo:font-style="italic" style:font-style-asian="italic" style:font-style-complex="italic"/>
    </style:style>
    <style:style style:name="T16" style:family="text">
      <style:text-properties style:use-window-font-color="true" style:font-name="Liberation Sans2" fo:font-style="normal" style:font-style-asian="normal" style:font-style-complex="normal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style:font-name="Liberation Mono" fo:font-size="20pt" style:font-size-asian="20pt" style:font-size-complex="20pt"/>
    </style:style>
    <style:style style:name="T19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Software Management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Using package management system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1"><text:span text:style-name="T1">Need for a package manager</text:span></text:p>
          </draw:text-box>
        </draw:frame>
        <draw:frame presentation:style-name="pr4" draw:text-style-name="P2" draw:layer="layout" svg:width="25.199cm" svg:height="9.134cm" svg:x="1cm" svg:y="5.266cm" presentation:class="outline" presentation:user-transformed="true">
          <draw:text-box>
            <text:list text:style-name="L2">
              <text:list-item>
                <text:p>Tools for installing, updating, removing, managing software</text:p>
              </text:list-item>
              <text:list-item>
                <text:p>Install new / updated software across network</text:p>
              </text:list-item>
              <text:list-item>
                <text:p>Package – File look up, both ways</text:p>
              </text:list-item>
              <text:list-item>
                <text:p>Database of packages on the system including versions</text:p>
              </text:list-item>
              <text:list-item>
                <text:p>Dependency checking</text:p>
              </text:list-item>
              <text:list-item>
                <text:p>Signature verification tools</text:p>
              </text:list-item>
              <text:list-item>
                <text:p>Tools for building pack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5" draw:text-style-name="P4" draw:layer="layout" svg:width="25.199cm" svg:height="2.629cm" svg:x="1.4cm" svg:y="0.628cm" presentation:class="title">
          <draw:text-box>
            <text:p text:style-name="P1">Package types</text:p>
          </draw:text-box>
        </draw:frame>
        <draw:custom-shape draw:style-name="gr2" draw:text-style-name="P5" xml:id="id1" draw:id="id1" draw:layer="layout" svg:width="4cm" svg:height="1.4cm" svg:x="0.2cm" svg:y="7.6cm">
          <text:p text:style-name="P5">Pack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3.8cm" svg:height="0.8cm" svg:x="5.6cm" svg:y="5.9cm">
          <text:p text:style-name="P5">RP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3" draw:id="id3" draw:layer="layout" svg:width="3.8cm" svg:height="0.8cm" svg:x="5.4cm" svg:y="12cm">
          <text:p text:style-name="P5">D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4.2cm" svg:y1="8.3cm" svg:x2="5.6cm" svg:y2="6.3cm" draw:start-shape="id1" draw:start-glue-point="1" draw:end-shape="id2" draw:end-glue-point="3" svg:d="M4200 8300c1051 0 352-2000 1400-2000" svg:viewBox="0 0 1401 2001">
          <text:p/>
        </draw:connector>
        <draw:connector draw:style-name="gr5" draw:text-style-name="P8" draw:layer="layout" draw:type="curve" svg:x1="4.2cm" svg:y1="8.3cm" svg:x2="5.4cm" svg:y2="12.4cm" draw:start-shape="id1" draw:start-glue-point="1" draw:end-shape="id3" draw:end-glue-point="3" svg:d="M4200 8300c901 0 302 4100 1200 4100" svg:viewBox="0 0 1201 4101">
          <text:p/>
        </draw:connector>
        <draw:custom-shape draw:style-name="gr6" draw:text-style-name="P6" xml:id="id4" draw:id="id4" draw:layer="layout" svg:width="3.8cm" svg:height="0.8cm" svg:x="11.8cm" svg:y="6cm">
          <text:p text:style-name="P5">Red H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" draw:id="id5" draw:layer="layout" svg:width="3.8cm" svg:height="0.8cm" svg:x="23.2cm" svg:y="6cm">
          <text:p text:style-name="P5">Cen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" draw:id="id6" draw:layer="layout" svg:width="3.8cm" svg:height="0.8cm" svg:x="23.2cm" svg:y="7.4cm">
          <text:p text:style-name="P5">Fedo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3.8cm" svg:height="0.8cm" svg:x="23.2cm" svg:y="10.2cm">
          <text:p text:style-name="P5">openS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0" draw:id="id10" draw:layer="layout" svg:width="3.8cm" svg:height="0.8cm" svg:x="11cm" svg:y="12cm">
          <text:p text:style-name="P5">Deb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1" draw:id="id11" draw:layer="layout" svg:width="3.8cm" svg:height="1cm" svg:x="17.2cm" svg:y="11.8cm">
          <text:p text:style-name="P9"><text:span text:style-name="T2">Ubunt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2" draw:id="id12" draw:layer="layout" svg:width="3.8cm" svg:height="1cm" svg:x="23.4cm" svg:y="11.8cm">
          <text:p text:style-name="P5">M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3" draw:id="id13" draw:layer="layout" svg:width="3.8cm" svg:height="0.8cm" svg:x="16.8cm" svg:y="14.4cm">
          <text:p text:style-name="P5">Knoppi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9" draw:id="id9" draw:layer="layout" svg:width="3.8cm" svg:height="0.8cm" svg:x="23.2cm" svg:y="8.8cm">
          <text:p text:style-name="P5">Oracle Linu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9.4cm" svg:y1="6.3cm" svg:x2="11.8cm" svg:y2="6.4cm" draw:start-shape="id2" draw:start-glue-point="1" draw:end-shape="id4" draw:end-glue-point="3" svg:d="M9400 6300c1801 0 602 100 2400 100" svg:viewBox="0 0 2401 101">
          <text:p/>
        </draw:connector>
        <draw:connector draw:style-name="gr5" draw:text-style-name="P8" draw:layer="layout" draw:type="curve" svg:x1="15.6cm" svg:y1="6.4cm" svg:x2="23.2cm" svg:y2="6.4cm" draw:start-shape="id4" draw:start-glue-point="1" draw:end-shape="id5" draw:end-glue-point="3" svg:d="M15600 6400h7600" svg:viewBox="0 0 7601 1">
          <text:p/>
        </draw:connector>
        <draw:connector draw:style-name="gr5" draw:text-style-name="P8" draw:layer="layout" draw:type="curve" svg:x1="15.6cm" svg:y1="6.4cm" svg:x2="23.2cm" svg:y2="7.8cm" draw:start-shape="id4" draw:start-glue-point="1" draw:end-shape="id6" draw:end-glue-point="3" svg:d="M15600 6400c5701 0 1902 1400 7600 1400" svg:viewBox="0 0 7601 1401">
          <text:p/>
        </draw:connector>
        <draw:connector draw:style-name="gr5" draw:text-style-name="P8" draw:layer="layout" draw:type="curve" svg:x1="17.6cm" svg:y1="9.4cm" svg:x2="23.2cm" svg:y2="10.6cm" draw:start-shape="id7" draw:start-glue-point="1" draw:end-shape="id8" draw:end-glue-point="3" svg:d="M17600 9400c4201 0 1402 1200 5600 1200" svg:viewBox="0 0 5601 1201">
          <text:p/>
        </draw:connector>
        <draw:connector draw:style-name="gr5" draw:text-style-name="P8" draw:layer="layout" draw:type="curve" svg:x1="15.6cm" svg:y1="6.4cm" svg:x2="23.2cm" svg:y2="9.2cm" draw:start-shape="id4" draw:start-glue-point="1" draw:end-shape="id9" draw:end-glue-point="3" svg:d="M15600 6400c5701 0 1902 2800 7600 2800" svg:viewBox="0 0 7601 2801">
          <text:p/>
        </draw:connector>
        <draw:connector draw:style-name="gr5" draw:text-style-name="P8" draw:layer="layout" draw:type="curve" svg:x1="9.2cm" svg:y1="12.4cm" svg:x2="11cm" svg:y2="12.4cm" draw:start-shape="id3" draw:start-glue-point="1" draw:end-shape="id10" draw:end-glue-point="3" svg:d="M9200 12400h1800" svg:viewBox="0 0 1801 1">
          <text:p/>
        </draw:connector>
        <draw:connector draw:style-name="gr5" draw:text-style-name="P8" draw:layer="layout" draw:type="curve" svg:x1="14.8cm" svg:y1="12.4cm" svg:x2="17.2cm" svg:y2="12.3cm" draw:start-shape="id10" draw:start-glue-point="1" draw:end-shape="id11" draw:end-glue-point="3" svg:d="M14800 12400c1801 0 602-100 2400-100" svg:viewBox="0 0 2401 101">
          <text:p/>
        </draw:connector>
        <draw:connector draw:style-name="gr5" draw:text-style-name="P8" draw:layer="layout" draw:type="curve" svg:x1="21cm" svg:y1="12.3cm" svg:x2="23.4cm" svg:y2="12.3cm" draw:start-shape="id11" draw:start-glue-point="1" draw:end-shape="id12" draw:end-glue-point="3" svg:d="M21000 12300h2400" svg:viewBox="0 0 2401 1">
          <text:p/>
        </draw:connector>
        <draw:connector draw:style-name="gr5" draw:text-style-name="P8" draw:layer="layout" draw:type="curve" svg:x1="14.8cm" svg:y1="12.4cm" svg:x2="16.8cm" svg:y2="14.8cm" draw:start-shape="id10" draw:start-glue-point="1" draw:end-shape="id13" draw:end-glue-point="3" svg:d="M14800 12400c1501 0 502 2400 2000 2400" svg:viewBox="0 0 2001 2401">
          <text:p/>
        </draw:connector>
        <draw:custom-shape draw:style-name="gr9" draw:text-style-name="P6" xml:id="id7" draw:id="id7" draw:layer="layout" svg:width="7cm" svg:height="0.8cm" svg:x="10.6cm" svg:y="9cm">
          <text:p text:style-name="P5">SUSE Enterprise Linu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9.4cm" svg:y1="6.3cm" svg:x2="10.6cm" svg:y2="9.4cm" draw:start-shape="id2" draw:start-glue-point="1" draw:end-shape="id7" draw:end-glue-point="3" svg:d="M9400 6300c901 0 302 3100 1200 3100" svg:viewBox="0 0 1201 3101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text-style-name="P4" draw:layer="layout" svg:width="25.199cm" svg:height="2.629cm" svg:x="1.4cm" svg:y="0.628cm" presentation:class="title">
          <draw:text-box>
            <text:p text:style-name="P1">Architectures</text:p>
          </draw:text-box>
        </draw:frame>
        <draw:custom-shape draw:style-name="gr10" draw:text-style-name="P11" xml:id="id14" draw:id="id14" draw:layer="layout" svg:width="3cm" svg:height="2.2cm" svg:x="0.4cm" svg:y="7.4cm">
          <text:p text:style-name="P11"><text:span text:style-name="T3">Pack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15" draw:id="id15" draw:layer="layout" svg:width="8.799cm" svg:height="1.101cm" svg:x="5.601cm" svg:y="5.6cm">
          <text:p text:style-name="P11"><text:span text:style-name="T3">amd64 | x86_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16" draw:id="id16" draw:layer="layout" svg:width="8.8cm" svg:height="1.101cm" svg:x="5.6cm" svg:y="7.4cm">
          <text:p text:style-name="P11"><text:span text:style-name="T3">i386 | x8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17" draw:id="id17" draw:layer="layout" svg:width="8.8cm" svg:height="1.101cm" svg:x="5.6cm" svg:y="9.099cm">
          <text:p text:style-name="P11"><text:span text:style-name="T3">a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18" draw:id="id18" draw:layer="layout" svg:width="8.8cm" svg:height="1.101cm" svg:x="5.6cm" svg:y="10.699cm">
          <text:p text:style-name="P11"><text:span text:style-name="T3">ppc64el | Open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3.4cm" svg:y1="8.5cm" svg:x2="5.601cm" svg:y2="6.15cm" draw:start-shape="id14" draw:start-glue-point="10" draw:end-shape="id15" draw:end-glue-point="3" svg:d="M3400 8500c1651 0 551-2350 2201-2350" svg:viewBox="0 0 2202 2351">
          <text:p/>
        </draw:connector>
        <draw:connector draw:style-name="gr5" draw:text-style-name="P8" draw:layer="layout" draw:type="curve" svg:x1="3.4cm" svg:y1="8.5cm" svg:x2="5.6cm" svg:y2="7.95cm" draw:start-shape="id14" draw:start-glue-point="10" draw:end-shape="id16" draw:end-glue-point="3" svg:d="M3400 8500c1651 0 552-550 2200-550" svg:viewBox="0 0 2201 551">
          <text:p/>
        </draw:connector>
        <draw:connector draw:style-name="gr5" draw:text-style-name="P8" draw:layer="layout" draw:type="curve" svg:x1="3.4cm" svg:y1="8.5cm" svg:x2="5.6cm" svg:y2="9.649cm" draw:start-shape="id14" draw:start-glue-point="10" draw:end-shape="id17" draw:end-glue-point="3" svg:d="M3400 8500c1651 0 552 1149 2200 1149" svg:viewBox="0 0 2201 1150">
          <text:p/>
        </draw:connector>
        <draw:connector draw:style-name="gr5" draw:text-style-name="P8" draw:layer="layout" draw:type="curve" svg:x1="3.4cm" svg:y1="8.5cm" svg:x2="5.6cm" svg:y2="11.249cm" draw:start-shape="id14" draw:start-glue-point="10" draw:end-shape="id18" draw:end-glue-point="3" svg:d="M3400 8500c1651 0 552 2749 2200 2749" svg:viewBox="0 0 2201 2750">
          <text:p/>
        </draw:connector>
        <draw:custom-shape draw:style-name="gr12" draw:text-style-name="P12" xml:id="id19" draw:id="id19" draw:layer="layout" svg:width="8.8cm" svg:height="1.101cm" svg:x="5.6cm" svg:y="12.499cm">
          <text:p text:style-name="P11"><text:span text:style-name="T3">all | noarch | 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3.4cm" svg:y1="8.5cm" svg:x2="5.6cm" svg:y2="13.049cm" draw:start-shape="id14" draw:start-glue-point="10" draw:end-shape="id19" draw:end-glue-point="3" svg:d="M3400 8500c1651 0 552 4549 2200 4549" svg:viewBox="0 0 2201 4550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text-style-name="P4" draw:layer="layout" svg:width="25.199cm" svg:height="2.629cm" svg:x="1.4cm" svg:y="0.628cm" presentation:class="title">
          <draw:text-box>
            <text:p text:style-name="P1">Tools</text:p>
          </draw:text-box>
        </draw:frame>
        <draw:custom-shape draw:style-name="gr13" draw:text-style-name="P5" xml:id="id20" draw:id="id20" draw:layer="layout" svg:width="4cm" svg:height="1.4cm" svg:x="0.201cm" svg:y="7.601cm">
          <text:p text:style-name="P5">Package</text:p>
          <text:p text:style-name="P5">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1" draw:id="id21" draw:layer="layout" svg:width="3.8cm" svg:height="0.8cm" svg:x="5.601cm" svg:y="5.901cm">
          <text:p text:style-name="P5">RP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2" draw:id="id22" draw:layer="layout" svg:width="3.8cm" svg:height="0.8cm" svg:x="5.4cm" svg:y="13.2cm">
          <text:p text:style-name="P5">D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4.201cm" svg:y1="8.301cm" svg:x2="5.601cm" svg:y2="6.301cm" draw:start-shape="id20" draw:start-glue-point="1" draw:end-shape="id21" draw:end-glue-point="3" svg:d="M4201 8301c1051 0 352-2000 1400-2000" svg:viewBox="0 0 1401 2001">
          <text:p/>
        </draw:connector>
        <draw:connector draw:style-name="gr5" draw:text-style-name="P8" draw:layer="layout" draw:type="curve" svg:x1="4.201cm" svg:y1="8.301cm" svg:x2="5.4cm" svg:y2="13.6cm" draw:start-shape="id20" draw:start-glue-point="1" draw:end-shape="id22" draw:end-glue-point="3" svg:d="M4201 8301c900 0 301 5299 1199 5299" svg:viewBox="0 0 1200 5300">
          <text:p/>
        </draw:connector>
        <draw:custom-shape draw:style-name="gr14" draw:text-style-name="P7" xml:id="id25" draw:id="id25" draw:layer="layout" svg:width="7.577cm" svg:height="1.623cm" svg:x="15.423cm" svg:y="10cm">
          <text:p text:style-name="P5">Advanced Package Tool</text:p>
          <text:p text:style-name="P5">(ap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6" draw:id="id26" draw:layer="layout" svg:width="3.8cm" svg:height="0.8cm" svg:x="22cm" svg:y="12.8cm">
          <text:p text:style-name="P5">dpk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7" draw:id="id27" draw:layer="layout" svg:width="3.8cm" svg:height="0.8cm" svg:x="24cm" svg:y="14.4cm">
          <text:p text:style-name="P5">dpkg-d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3" draw:id="id23" draw:layer="layout" svg:width="3.8cm" svg:height="0.8cm" svg:x="10.2cm" svg:y="11cm">
          <text:p text:style-name="P5">synaptic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4" draw:id="id24" draw:layer="layout" svg:width="3.8cm" svg:height="0.8cm" svg:x="10.4cm" svg:y="12.8cm">
          <text:p text:style-name="P5">aptit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9.2cm" svg:y1="13.6cm" svg:x2="10.2cm" svg:y2="11.4cm" draw:start-shape="id22" draw:start-glue-point="1" draw:end-shape="id23" draw:end-glue-point="3" svg:d="M9200 13600c792 0 529-1099 501-1099-27 0-291-1101 499-1101" svg:viewBox="0 0 1001 2201">
          <text:p/>
        </draw:connector>
        <draw:connector draw:style-name="gr5" draw:text-style-name="P8" draw:layer="layout" draw:type="curve" svg:x1="9.2cm" svg:y1="13.6cm" svg:x2="10.4cm" svg:y2="13.2cm" draw:start-shape="id22" draw:start-glue-point="1" draw:end-shape="id24" draw:end-glue-point="3" svg:d="M9200 13600c901 0 302-400 1200-400" svg:viewBox="0 0 1201 401">
          <text:p/>
        </draw:connector>
        <draw:connector draw:style-name="gr5" draw:text-style-name="P8" draw:layer="layout" draw:type="curve" svg:x1="14cm" svg:y1="11.4cm" svg:x2="15.423cm" svg:y2="10.811cm" draw:start-shape="id23" draw:start-glue-point="1" draw:end-shape="id25" draw:end-glue-point="3" svg:d="M14000 11400c1068 0 357-589 1423-589" svg:viewBox="0 0 1424 590">
          <text:p/>
        </draw:connector>
        <draw:connector draw:style-name="gr5" draw:text-style-name="P8" draw:layer="layout" draw:type="curve" svg:x1="14.2cm" svg:y1="13.2cm" svg:x2="15.423cm" svg:y2="10.811cm" draw:start-shape="id24" draw:start-glue-point="1" draw:end-shape="id25" draw:end-glue-point="3" svg:d="M14200 13200c918 0 307-2389 1223-2389" svg:viewBox="0 0 1224 2390">
          <text:p/>
        </draw:connector>
        <draw:connector draw:style-name="gr5" draw:text-style-name="P8" draw:layer="layout" draw:type="curve" svg:x1="23cm" svg:y1="10.811cm" svg:x2="23.9cm" svg:y2="12.8cm" draw:start-shape="id25" draw:start-glue-point="1" draw:end-shape="id26" draw:end-glue-point="0" svg:d="M23000 10811c600 0 900 663 900 1989" svg:viewBox="0 0 901 1990">
          <text:p/>
        </draw:connector>
        <draw:connector draw:style-name="gr5" draw:text-style-name="P8" draw:layer="layout" draw:type="curve" svg:x1="23.9cm" svg:y1="13.6cm" svg:x2="25.9cm" svg:y2="14.4cm" draw:start-shape="id26" draw:start-glue-point="2" draw:end-shape="id27" draw:end-glue-point="0" svg:d="M23900 13600c0 601 2000 202 2000 800" svg:viewBox="0 0 2001 801">
          <text:p/>
        </draw:connector>
        <draw:custom-shape draw:style-name="gr15" draw:text-style-name="P6" xml:id="id28" draw:id="id28" draw:layer="layout" svg:width="8.2cm" svg:height="1.8cm" svg:x="8.6cm" svg:y="3.4cm">
          <text:p text:style-name="P5">Yellowdog Updater Modifier</text:p>
          <text:p text:style-name="P5">(yu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9.401cm" svg:y1="6.301cm" svg:x2="12.7cm" svg:y2="5.2cm" draw:start-shape="id21" draw:start-glue-point="1" draw:end-shape="id28" svg:d="M9401 6301c2200 0 3299-367 3299-1101" svg:viewBox="0 0 3300 1102">
          <text:p/>
        </draw:connector>
        <draw:custom-shape draw:style-name="gr15" draw:text-style-name="P6" xml:id="id29" draw:id="id29" draw:layer="layout" svg:width="8.2cm" svg:height="1.8cm" svg:x="18.8cm" svg:y="5.4cm">
          <text:p text:style-name="P5">Red Hat Package Manager</text:p>
          <text:p text:style-name="P5">(rp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16.8cm" svg:y1="4.3cm" svg:x2="18.8cm" svg:y2="6.3cm" draw:start-shape="id28" draw:start-glue-point="1" draw:end-shape="id29" draw:end-glue-point="3" svg:d="M16800 4300c1501 0 502 2000 2000 2000" svg:viewBox="0 0 2001 2001">
          <text:p/>
        </draw:connector>
        <draw:custom-shape draw:style-name="gr15" draw:text-style-name="P6" xml:id="id30" draw:id="id30" draw:layer="layout" svg:width="8.2cm" svg:height="1.8cm" svg:x="18.8cm" svg:y="7.4cm">
          <text:p text:style-name="P5">Dandified YUM</text:p>
          <text:p text:style-name="P5">(dnf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16.8cm" svg:y1="4.3cm" svg:x2="18.8cm" svg:y2="8.3cm" draw:start-shape="id28" draw:start-glue-point="1" draw:end-shape="id30" draw:end-glue-point="3" svg:d="M16800 4300c1501 0 502 4000 2000 4000" svg:viewBox="0 0 2001 4001">
          <text:p/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2">
        <draw:frame presentation:style-name="pr6" draw:text-style-name="P3" draw:layer="layout" svg:width="25.199cm" svg:height="12.19cm" svg:x="1.401cm" svg:y="1.8cm" presentation:class="subtitle" presentation:user-transformed="true">
          <draw:text-box>
            <text:p>Package management in Ubuntu</text:p>
            <text:p>using <text:span text:style-name="T4">a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1">Inquiring package db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Search packages for a <text:span text:style-name="T5">keyword: </text:span><text:line-break/><text:span text:style-name="T6">apt-cache search keyword</text:span></text:p>
              </text:list-item>
              <text:list-item>
                <text:p>List all packages:<text:line-break/><text:span text:style-name="T6">apt-cache pkgnames</text:span></text:p>
              </text:list-item>
              <text:list-item>
                <text:p>Display package records of a <text:span text:style-name="T5">package</text:span>:<text:line-break/><text:span text:style-name="T6">apt-cache show -a pack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5" draw:text-style-name="P4" draw:layer="layout" svg:width="25.199cm" svg:height="2.629cm" svg:x="1.4cm" svg:y="0.628cm" presentation:class="title">
          <draw:text-box>
            <text:p text:style-name="P1">Package names</text:p>
          </draw:text-box>
        </draw:frame>
        <draw:custom-shape draw:style-name="gr13" draw:text-style-name="P5" xml:id="id31" draw:id="id31" draw:layer="layout" svg:width="4cm" svg:height="1.4cm" svg:x="0.2cm" svg:y="7.6cm">
          <text:p text:style-name="P5">Pack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2" draw:id="id32" draw:layer="layout" svg:width="3.8cm" svg:height="0.8cm" svg:x="5.6cm" svg:y="5.9cm">
          <text:p text:style-name="P5">RP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33" draw:id="id33" draw:layer="layout" svg:width="15cm" svg:height="1.4cm" svg:x="12.6cm" svg:y="5.6cm">
          <text:p text:style-name="P5">package-version-release.architecture.rp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4" draw:id="id34" draw:layer="layout" svg:width="3.8cm" svg:height="0.8cm" svg:x="5.4cm" svg:y="10.1cm">
          <text:p text:style-name="P5">D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35" draw:id="id35" draw:layer="layout" svg:width="14.6cm" svg:height="1.4cm" svg:x="13cm" svg:y="9.8cm">
          <text:p text:style-name="P5">package_version-revision_architecture.d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4.2cm" svg:y1="8.3cm" svg:x2="5.6cm" svg:y2="6.3cm" draw:start-shape="id31" draw:start-glue-point="1" draw:end-shape="id32" draw:end-glue-point="3" svg:d="M4200 8300c1051 0 352-2000 1400-2000" svg:viewBox="0 0 1401 2001">
          <text:p/>
        </draw:connector>
        <draw:connector draw:style-name="gr5" draw:text-style-name="P8" draw:layer="layout" draw:type="curve" svg:x1="9.4cm" svg:y1="6.3cm" svg:x2="12.6cm" svg:y2="6.3cm" draw:start-shape="id32" draw:start-glue-point="1" draw:end-shape="id33" draw:end-glue-point="3" svg:d="M9400 6300h3200" svg:viewBox="0 0 3201 1">
          <text:p/>
        </draw:connector>
        <draw:connector draw:style-name="gr5" draw:text-style-name="P8" draw:layer="layout" draw:type="curve" svg:x1="4.2cm" svg:y1="8.3cm" svg:x2="5.4cm" svg:y2="10.5cm" draw:start-shape="id31" draw:start-glue-point="1" draw:end-shape="id34" draw:end-glue-point="3" svg:d="M4200 8300c901 0 302 2200 1200 2200" svg:viewBox="0 0 1201 2201">
          <text:p/>
        </draw:connector>
        <draw:connector draw:style-name="gr5" draw:text-style-name="P8" draw:layer="layout" draw:type="curve" svg:x1="9.2cm" svg:y1="10.5cm" svg:x2="13cm" svg:y2="10.5cm" draw:start-shape="id34" draw:start-glue-point="1" draw:end-shape="id35" draw:end-glue-point="3" svg:d="M9200 10500h3800" svg:viewBox="0 0 3801 1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1">Package priorities</text:p>
          </draw:text-box>
        </draw:frame>
        <draw:frame presentation:style-name="pr4" draw:text-style-name="P2" draw:layer="layout" svg:width="25.199cm" svg:height="9.134cm" svg:x="1cm" svg:y="5.266cm" presentation:class="outline" presentation:user-transformed="true">
          <draw:text-box>
            <text:list text:style-name="L2">
              <text:list-item>
                <text:p><text:span text:style-name="T4">required</text:span> : essential to proper functioning of the system</text:p>
              </text:list-item>
              <text:list-item>
                <text:p><text:span text:style-name="T4">important</text:span> : provides functionality that enables the system to run well</text:p>
              </text:list-item>
              <text:list-item>
                <text:p><text:span text:style-name="T4">standard</text:span> : included in a standard system installation</text:p>
              </text:list-item>
              <text:list-item>
                <text:p><text:span text:style-name="T4">optional</text:span> : can omit if you do not have enough storage</text:p>
              </text:list-item>
              <text:list-item>
                <text:p><text:span text:style-name="T4">extra</text:span> : could conflict with packages with higher priority, has specialized requirements, install only if need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5" draw:text-style-name="P4" draw:layer="layout" svg:width="25.199cm" svg:height="2.629cm" svg:x="1.4cm" svg:y="0.628cm" presentation:class="title">
          <draw:text-box>
            <text:p text:style-name="P1">Package sections</text:p>
          </draw:text-box>
        </draw:frame>
        <draw:custom-shape draw:style-name="gr18" draw:text-style-name="P14" draw:layer="layout" svg:width="14.2cm" svg:height="1.2cm" svg:x="1.2cm" svg:y="4.2cm">
          <text:p text:style-name="P14"><text:span text:style-name="T7">https://packages.ubuntu.com/focal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4.2cm" svg:height="7.8cm" svg:x="1cm" svg:y="7.2cm">
          <text:p text:style-name="P5">Administration Utilities, Mono/CLI, Communication Programs, Databases,</text:p>
          <text:p text:style-name="P5">Debug packages, Development, Documentation, Editors, Electronics, </text:p>
          <text:p text:style-name="P5">Embedded software, Fonts, Games, GNOME, GNU R, GNUstep, Graphics,</text:p>
          <text:p text:style-name="P5">Haskell, Web Servers, Interpreters, Java, KDE, Kernels, Library development,</text:p>
          <text:p text:style-name="P5">Libraries, Lisp, Language packs, Mail, Mathematics, Miscellaneous,</text:p>
          <text:p text:style-name="P5">Network, Newsgroups, OCaml, Perl, PHP, Python, Ruby, Science, Shells,</text:p>
          <text:p text:style-name="P5">Sound, TeX, Text Processing, Translations, Utilities, Version Control Systems,</text:p>
          <text:p text:style-name="P5">Video, Web Software, X Window System software, Xfce, Zope/Plone Framework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text-style-name="P4" draw:layer="layout" svg:width="25.199cm" svg:height="2.629cm" svg:x="1.4cm" svg:y="0.628cm" presentation:class="title">
          <draw:text-box>
            <text:p text:style-name="P1">Checksums</text:p>
          </draw:text-box>
        </draw:frame>
        <draw:custom-shape draw:style-name="gr20" draw:text-style-name="P16" draw:layer="layout" svg:width="7.4cm" svg:height="2cm" svg:x="1.6cm" svg:y="5.2cm">
          <text:p text:style-name="P5"><text:span text:style-name="T8">md5s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7.4cm" svg:height="2cm" svg:x="8.4cm" svg:y="8.8cm">
          <text:p text:style-name="P5"><text:span text:style-name="T8">SH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7.4cm" svg:height="2cm" svg:x="16.6cm" svg:y="11.8cm">
          <text:p text:style-name="P5"><text:span text:style-name="T8">SHA2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3.2cm" svg:height="2.2cm" svg:x="9cm" svg:y="5cm">
          <text:p text:style-name="P5">128b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3.2cm" svg:height="2.2cm" svg:x="15.8cm" svg:y="8.8cm">
          <text:p text:style-name="P5">160b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3.2cm" svg:height="2.2cm" svg:x="24cm" svg:y="11.8cm">
          <text:p text:style-name="P5">256b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26" draw:text-style-name="P15" draw:layer="layout" svg:width="22.4cm" svg:height="4cm" svg:x="2.8cm" svg:y="6.4cm">
          <text:p text:style-name="P5"><text:span text:style-name="T9">Only sudoers can install / upgrade / remove packages</text:span></text:p>
          <text:p text:style-name="P5"><text:span text:style-name="T9"/></text:p>
          <text:p text:style-name="P5"><text:span text:style-name="T10">/etc/sudo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2">
        <draw:frame presentation:style-name="pr7" draw:text-style-name="P3" draw:layer="layout" svg:width="25.199cm" svg:height="4.59cm" svg:x="1.6cm" svg:y="9.8cm" presentation:class="subtitle" presentation:user-transformed="true">
          <draw:text-box>
            <text:p>Files : <text:span text:style-name="T4">sources.list</text:span></text:p>
            <text:p text:style-name="P17"><text:span text:style-name="T11">Folder :</text:span><text:span text:style-name="T4"> sources.list.d</text:span></text:p>
          </draw:text-box>
        </draw:frame>
        <draw:custom-shape draw:style-name="gr27" draw:text-style-name="P19" draw:layer="layout" svg:width="18.4cm" svg:height="4.4cm" svg:x="4.6cm" svg:y="4.8cm">
          <text:p text:style-name="P18"><text:span text:style-name="T12">/etc/a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1">Installing / Updating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Synchronize package overview files</text:span><text:span text:style-name="T5">: </text:span><text:line-break/><text:span text:style-name="T6">apt-get update</text:span></text:p>
              </text:list-item>
              <text:list-item>
                <text:p>Upgrade all installed packages:<text:line-break/><text:span text:style-name="T6">apt-get upgrade</text:span></text:p>
              </text:list-item>
              <text:list-item>
                <text:p>Install a <text:span text:style-name="T5">package</text:span>:<text:line-break/><text:span text:style-name="T6">apt-get install package</text:span></text:p>
              </text:list-item>
              <text:list-item>
                <text:p text:style-name="P20"><text:span text:style-name="T14">Reinstall a </text:span><text:span text:style-name="T15">package</text:span><text:span text:style-name="T14">:</text:span><text:span text:style-name="T6"><text:line-break/></text:span><text:span text:style-name="T6">apt-get reinstall pack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1">Removing / Cleaning up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Remove packages that were automatically installed to </text:span><text:span text:style-name="T13"><text:line-break/></text:span><text:span text:style-name="T13">satisfy a dependency and not needed</text:span><text:span text:style-name="T5">: </text:span><text:line-break/><text:span text:style-name="T6">apt-get autoremove</text:span></text:p>
              </text:list-item>
              <text:list-item>
                <text:p>Clean local repository of retrieved package files:<text:line-break/><text:span text:style-name="T6">apt-get clean</text:span></text:p>
              </text:list-item>
              <text:list-item>
                <text:p>Remove a <text:span text:style-name="T5">package</text:span>:<text:line-break/><text:span text:style-name="T6">apt-get remove package</text:span></text:p>
              </text:list-item>
              <text:list-item>
                <text:p text:style-name="P20"><text:span text:style-name="T16">Purge package files from the system</text:span><text:span text:style-name="T14">:</text:span><text:span text:style-name="T6"><text:line-break/></text:span><text:span text:style-name="T6">apt-get purge pack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2">
        <draw:frame presentation:style-name="pr6" draw:text-style-name="P3" draw:layer="layout" svg:width="25.199cm" svg:height="12.19cm" svg:x="1.401cm" svg:y="1.8cm" presentation:class="subtitle" presentation:user-transformed="true">
          <draw:text-box>
            <text:p>Package management in Ubuntu</text:p>
            <text:p>using <text:span text:style-name="T4">dpk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2">
        <draw:frame presentation:style-name="pr7" draw:text-style-name="P3" draw:layer="layout" svg:width="25.199cm" svg:height="4.59cm" svg:x="1.6cm" svg:y="9.8cm" presentation:class="subtitle" presentation:user-transformed="true">
          <draw:text-box>
            <text:p>Files : <text:span text:style-name="T4">arch, available, status</text:span></text:p>
            <text:p text:style-name="P17"><text:span text:style-name="T11">Folder :</text:span><text:span text:style-name="T4"> info</text:span></text:p>
          </draw:text-box>
        </draw:frame>
        <draw:custom-shape draw:style-name="gr28" draw:text-style-name="P19" draw:layer="layout" svg:width="18.4cm" svg:height="4.4cm" svg:x="4.6cm" svg:y="4.8cm">
          <text:p text:style-name="P18"><text:span text:style-name="T12">/var/lib/dpk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1">Using dpkg</text:p>
          </draw:text-box>
        </draw:frame>
        <draw:frame presentation:style-name="pr4" draw:text-style-name="P2" draw:layer="layout" svg:width="25.199cm" svg:height="9.134cm" svg:x="0.801cm" svg:y="5.266cm" presentation:class="outline" presentation:user-transformed="true">
          <draw:text-box>
            <text:list text:style-name="L2">
              <text:list-item>
                <text:p>List all packages whose names match the pattern<text:line-break/><text:span text:style-name="T6">dpkg -l pattern</text:span></text:p>
              </text:list-item>
              <text:list-item>
                <text:p>List installed files that came from <text:span text:style-name="T5">packages</text:span>:<text:line-break/><text:span text:style-name="T6">dpkg -L package</text:span></text:p>
              </text:list-item>
              <text:list-item>
                <text:p>Report the status of <text:span text:style-name="T5">packages</text:span>:<text:line-break/><text:span text:style-name="T6">dpkg -s package</text:span></text:p>
              </text:list-item>
              <text:list-item>
                <text:p>Search installed packages for a file:<text:line-break/><text:span text:style-name="T6">dpkg -S patter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1" draw:text-style-name="P4" draw:layer="layout" svg:width="25.199cm" svg:height="2.629cm" svg:x="1.4cm" svg:y="0.628cm" presentation:class="title">
          <draw:text-box>
            <text:p text:style-name="P1">Installing a deb package</text:p>
          </draw:text-box>
        </draw:frame>
        <draw:frame draw:style-name="gr29" draw:text-style-name="P21" draw:layer="layout" svg:width="25cm" svg:height="1.851cm" svg:x="0.8cm" svg:y="6.949cm">
          <draw:text-box>
            <text:p><text:span text:style-name="T17">dpkg -i </text:span><text:span text:style-name="T18">package_version-revision_architecture.deb</text:span></text:p>
          </draw:text-box>
        </draw:frame>
        <draw:custom-shape draw:style-name="gr30" draw:text-style-name="P15" draw:layer="layout" svg:width="24cm" svg:height="4.5cm" svg:x="1cm" svg:y="10cm">
          <text:p text:style-name="P5">By default, use package management pointing to a reliable repository</text:p>
          <text:p text:style-name="P5"/>
          <text:p text:style-name="P5">Uninstalling packages using dpkg is <text:span text:style-name="T19">not</text:span> recommended 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4:36:36.730590196</meta:creation-date>
    <meta:generator>LibreOffice/6.4.7.2$Linux_X86_64 LibreOffice_project/40$Build-2</meta:generator>
    <dc:date>2022-01-13T17:22:10.112090972</dc:date>
    <meta:editing-duration>PT59M10S</meta:editing-duration>
    <meta:editing-cycles>14</meta:editing-cycles>
    <meta:document-statistic meta:object-count="164"/>
  </office:meta>
</office:document-meta>
</file>